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D7000048B900006AF986B5F8C7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office:forms form:automatic-focus="false" form:apply-design-mode="false"/>
        <draw:frame draw:style-name="gr1" draw:text-style-name="P1" draw:layer="layout" svg:width="18.616cm" svg:height="27.384cm" svg:x="1.16cm" svg:y="1.09cm">
          <draw:image xlink:href="Pictures/200000D7000048B900006AF986B5F8C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5$Build-9093
  </meta:generator>
    <meta:creation-date>2007-04-28T15:36:35</meta:creation-date>
    <dc:date>2007-04-28T15:36:47</dc:date>
    <dc:language>ru-RU</dc:language>
    <meta:editing-cycles>2</meta:editing-cycles>
    <meta:editing-duration>PT12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